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eight_exp</text:p>
          </table:table-cell>
          <table:table-cell office:value-type="string" calcext:value-type="string">
            <text:p>Weihgt_from_train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dentifies the type of dwelling involved in the sa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Identifies the general zoning classification of the s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Fron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tAr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Linear feet of street connected to proper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Type of alley access to proper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General shape of proper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Flatness of the proper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Type of utilities avail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Lot configu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lope of proper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Physical locations within Ames city lim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Proximity to various condi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Proximity to various conditions (if more than one is presen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Type of dwel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yle of dwel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Rates the overall material and finish of the h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Rates the overall condition of the h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Original constructio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Remodel date (same as construction date if no remodeling or addi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Type of 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Roof mater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Exterior covering on h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Exterior covering on house (if more than one mater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Masonry venee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Masonry veneer area in square f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Evaluates the quality of the material on the exteri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Evaluates the present condition of the material on the exte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Type of found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Evaluates the height of the bas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Evaluates the general condition of the bas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Refers to walkout or garden level w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Rating of basement finished a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Type 1 finished square f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<text:s/>Rating of basement finished area (if multiple typ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Type 2 finished square f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Unfinished square feet of basement a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Total square feet of basement a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Type of hea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Heating quality and cond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Central air condi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Electrical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First Floor square f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Second floor square f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Low quality finished square feet (all flo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Above grade (ground) living area square f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Basement full bathroo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Basement half bathroo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Full bathrooms above g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Half baths above g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Bedrooms above grade (does NOT include basement bedroo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Kitchens above g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Kitchen qua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Total rooms above grade (does not include bathroo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<text:s/>Home functionality (Assume typical unless deductions are warrant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Number of firepl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Fireplace qua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Garage lo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ageYrB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eFin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eC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eAr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eQ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eC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vedDr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Deck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Porch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losedPo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SsnPo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eenPo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lAr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l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cFea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cV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S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rS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e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eCond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ePric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8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0:13:47.613000000</meta:creation-date>
    <dc:date>2022-04-21T14:57:17.697000000</dc:date>
    <meta:editing-duration>PT4H19M16S</meta:editing-duration>
    <meta:editing-cycles>1</meta:editing-cycles>
    <meta:document-statistic meta:table-count="1" meta:cell-count="148" meta:object-count="0"/>
    <meta:generator>LibreOffice/7.2.2.2$Windows_X86_64 LibreOffice_project/02b2acce88a210515b4a5bb2e46cbfb63fe97d56</meta:generator>
  </office:meta>
</office:document-meta>
</file>